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_stats" table:style-name="ta1">
        <table:shapes>
          <draw:frame draw:z-index="0" draw:style-name="gr1" draw:text-style-name="P1" svg:width="37.117cm" svg:height="20.427cm" svg:x="4.32cm" svg:y="0.106cm">
            <draw:object draw:notify-on-update-of-ranges="table_stats.B1:table_stats.B1 table_stats.B2:table_stats.B31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<text:s/>Number of word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13:23:58.127404643</dc:date>
    <meta:editing-duration>PT1M21S</meta:editing-duration>
    <meta:editing-cycles>1</meta:editing-cycles>
    <meta:document-statistic meta:table-count="1" meta:cell-count="6324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118cm" svg:height="20.428cm" xlink:href=".." xlink:type="simple" chart:class="chart:bar" chart:style-name="ch1">
        <chart:legend chart:legend-position="end" svg:x="33.664cm" svg:y="9.915cm" style:legend-expansion="high" chart:style-name="ch2"/>
        <chart:plot-area chart:style-name="ch3" table:cell-range-address="table_stats.B1:table_stats.B3162" chart:data-source-has-labels="row" svg:x="0.742cm" svg:y="0.408cm" svg:width="32.18cm" svg:height="19.612cm">
          <chart:coordinate-region svg:x="1.363cm" svg:y="0.607cm" svg:width="31.503cm" svg:height="18.3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le_stats.B2:table_stats.B3162" chart:label-cell-address="table_stats.B1:table_stats.B1" chart:class="chart:bar">
            <chart:data-point chart:repeated="31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Number of words</text:p>
                <draw:g>
                  <svg:desc>table_stats.B1:table_sta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le_stats.B2:table_stats.B31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